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ffb" officeooo:paragraph-rsid="000bbffb"/>
    </style:style>
    <style:style style:name="P2" style:family="paragraph" style:parent-style-name="Standard">
      <style:text-properties officeooo:paragraph-rsid="000bb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re les hexagones (grille).</text:p>
      <text:p text:style-name="P2"/>
      <text:p text:style-name="P1">mettre une couleur sur un hexagone.</text:p>
      <text:p text:style-name="P1"/>
      <text:p text:style-name="P1">quand on clique, on a propriété de celui-ci.</text:p>
      <text:p text:style-name="P1"/>
      <text:p text:style-name="P1">quand on sélectionne le clique droit de la souri, et que l’on appuis sur la molette de la souri, sur une autre case, la couleur se déplac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0:45:48.621964834</meta:creation-date>
    <dc:date>2024-12-24T17:45:13.950000000</dc:date>
    <meta:editing-duration>PT4M34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4" meta:word-count="45" meta:character-count="247" meta:non-whitespace-character-count="206"/>
  </office:meta>
</office:document-meta>
</file>